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0080" draw:textarea-horizontal-align="justify" draw:textarea-vertical-align="middle" draw:auto-grow-height="false" fo:min-height="0.25cm" fo:min-width="3.6cm"/>
      <style:paragraph-properties style:writing-mode="lr-tb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0.85cm" fo:min-width="3.2cm"/>
      <style:paragraph-properties style:writing-mode="lr-tb"/>
    </style:style>
    <style:style style:name="gr3" style:family="graphic" style:parent-style-name="objectwithoutfill">
      <style:graphic-properties svg:stroke-color="#000000" draw:fill="solid" draw:fill-color="#000000" draw:textarea-vertical-align="middle"/>
    </style:style>
    <style:style style:name="gr4" style:family="graphic" style:parent-style-name="standard">
      <style:graphic-properties svg:stroke-color="#000000" draw:fill-color="#800080" draw:textarea-horizontal-align="justify" draw:textarea-vertical-align="middle" draw:auto-grow-height="false" fo:min-height="1.75cm" fo:min-width="3.3cm"/>
      <style:paragraph-properties style:writing-mode="lr-tb"/>
    </style:style>
    <style:style style:name="gr5" style:family="graphic" style:parent-style-name="standard">
      <style:graphic-properties svg:stroke-color="#000000" draw:fill-color="#800080" draw:textarea-horizontal-align="justify" draw:textarea-vertical-align="middle" draw:auto-grow-height="false" fo:min-height="1.25cm" fo:min-width="2.8cm"/>
      <style:paragraph-properties style:writing-mode="lr-tb"/>
    </style:style>
    <style:style style:name="gr6" style:family="graphic" style:parent-style-name="standard">
      <style:graphic-properties svg:stroke-color="#000000" draw:fill-color="#5983b0" draw:textarea-horizontal-align="justify" draw:textarea-vertical-align="middle" draw:auto-grow-height="false" fo:min-height="1.083cm" fo:min-width="0.9cm"/>
      <style:paragraph-properties style:writing-mode="lr-tb"/>
    </style:style>
    <style:style style:name="gr7" style:family="graphic" style:parent-style-name="standard">
      <style:graphic-properties svg:stroke-color="#000000" draw:fill-color="#5983b0" draw:textarea-horizontal-align="justify" draw:textarea-vertical-align="middle" draw:auto-grow-height="false" fo:min-height="1.1cm" fo:min-width="0.95cm"/>
      <style:paragraph-properties style:writing-mode="lr-tb"/>
    </style:style>
    <style:style style:name="gr8" style:family="graphic" style:parent-style-name="standard">
      <style:graphic-properties svg:stroke-color="#000000" draw:fill-color="#ff8000" draw:textarea-horizontal-align="justify" draw:textarea-vertical-align="middle" draw:auto-grow-height="false" fo:min-height="1.45cm" fo:min-width="3.3cm"/>
      <style:paragraph-properties style:writing-mode="lr-tb"/>
    </style:style>
    <style:style style:name="gr9" style:family="graphic" style:parent-style-name="standard">
      <style:graphic-properties svg:stroke-color="#000000" draw:fill-color="#ff0000" draw:textarea-horizontal-align="justify" draw:textarea-vertical-align="middle" draw:auto-grow-height="false" fo:min-height="1.559cm" fo:min-width="1.41cm"/>
      <style:paragraph-properties style:writing-mode="lr-tb"/>
    </style:style>
    <style:style style:name="gr10" style:family="graphic" style:parent-style-name="standard">
      <style:graphic-properties svg:stroke-color="#000000" draw:fill-color="#5983b0" draw:textarea-horizontal-align="justify" draw:textarea-vertical-align="middle" draw:auto-grow-height="false" fo:min-height="0.96cm" fo:min-width="0.8cm"/>
      <style:paragraph-properties style:writing-mode="lr-tb"/>
    </style:style>
    <style:style style:name="gr11" style:family="graphic" style:parent-style-name="standard">
      <style:graphic-properties svg:stroke-color="#000000" draw:fill-color="#5983b0" draw:textarea-horizontal-align="justify" draw:textarea-vertical-align="middle" draw:auto-grow-height="false" fo:min-height="0.933cm" fo:min-width="0.85cm"/>
      <style:paragraph-properties style:writing-mode="lr-tb"/>
    </style:style>
    <style:style style:name="gr12" style:family="graphic" style:parent-style-name="standard">
      <style:graphic-properties svg:stroke-color="#000000" draw:fill-color="#ff8000" draw:textarea-horizontal-align="justify" draw:textarea-vertical-align="middle" draw:auto-grow-height="false" fo:min-height="1.45cm" fo:min-width="3.7cm"/>
      <style:paragraph-properties style:writing-mode="lr-tb"/>
    </style:style>
    <style:style style:name="gr13" style:family="graphic" style:parent-style-name="standard">
      <style:graphic-properties svg:stroke-color="#000000" draw:fill-color="#ffff00" draw:textarea-horizontal-align="justify" draw:textarea-vertical-align="middle" draw:auto-grow-height="false" fo:min-height="1.559cm" fo:min-width="1.41cm"/>
      <style:paragraph-properties style:writing-mode="lr-tb"/>
    </style:style>
    <style:style style:name="gr14" style:family="graphic" style:parent-style-name="standard">
      <style:graphic-properties svg:stroke-color="#000000" draw:fill-color="#ffbf00" draw:textarea-horizontal-align="justify" draw:textarea-vertical-align="middle" draw:auto-grow-height="false" fo:min-height="1.083cm" fo:min-width="0.9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800080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81d41a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5983b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0000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ffff00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000000"/>
      <style:paragraph-properties fo:text-align="center"/>
      <style:text-properties fo:font-weight="bol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1cm" svg:height="0.5cm" svg:x="12.5cm" svg:y="1.5cm">
          <text:p text:style-name="P1"><text:span text:style-name="T1">Menu Princip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cm" svg:height="1.1cm" svg:x="8.7cm" svg:y="3cm">
          <text:p text:style-name="P1"><text:span text:style-name="T1">Cliquer sur </text:span></text:p>
          <text:p text:style-name="P1"><text:span text:style-name="T1">« comment jouer »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cm" svg:height="1.1cm" svg:x="17.1cm" svg:y="3cm">
          <text:p text:style-name="P1"><text:span text:style-name="T1">Cliquer sur </text:span></text:p>
          <text:p text:style-name="P1"><text:span text:style-name="T1">«jouer »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5cm" svg:y1="2cm" svg:x2="14.5cm" svg:y2="3.5cm">
          <text:p/>
        </draw:line>
        <draw:line draw:style-name="gr3" draw:text-style-name="P4" draw:layer="layout" svg:x1="12.4cm" svg:y1="3.5cm" svg:x2="17.1cm" svg:y2="3.5cm">
          <text:p/>
        </draw:line>
        <draw:custom-shape draw:style-name="gr4" draw:text-style-name="P2" draw:layer="layout" svg:width="3.8cm" svg:height="2cm" svg:x="8.6cm" svg:y="4.9cm">
          <text:p text:style-name="P1"><text:span text:style-name="T1">Affichage des controles</text:span></text:p>
          <text:p text:style-name="P1"><text:span text:style-name="T1">Generaux ainsi que </text:span></text:p>
          <text:p text:style-name="P1"><text:span text:style-name="T1">Les touches spécifiques</text:span></text:p>
          <text:p text:style-name="P1"><text:span text:style-name="T1">A certains jeux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cm" svg:y1="4.1cm" svg:x2="10.4cm" svg:y2="4.9cm">
          <text:p/>
        </draw:line>
        <draw:custom-shape draw:style-name="gr5" draw:text-style-name="P2" draw:layer="layout" svg:width="3.3cm" svg:height="1.5cm" svg:x="17.3cm" svg:y="5cm">
          <text:p text:style-name="P1"><text:span text:style-name="T1">Affichage de la liste</text:span></text:p>
          <text:p text:style-name="P1"><text:span text:style-name="T1">Des micros-jeux</text:span></text:p>
          <text:p text:style-name="P1"><text:span text:style-name="T1">Disponibl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9cm" svg:y1="4.1cm" svg:x2="18.9cm" svg:y2="5cm">
          <text:p/>
        </draw:line>
        <draw:line draw:style-name="gr3" draw:text-style-name="P4" draw:layer="layout" svg:x1="18.9cm" svg:y1="6.5cm" svg:x2="18.9cm" svg:y2="9.6cm">
          <text:p/>
        </draw:line>
        <draw:custom-shape draw:style-name="gr2" draw:text-style-name="P3" draw:layer="layout" svg:width="3.7cm" svg:height="1.1cm" svg:x="17cm" svg:y="7.2cm">
          <text:p text:style-name="P1"><text:span text:style-name="T1">Cliquer sur </text:span></text:p>
          <text:p text:style-name="P1"><text:span text:style-name="T1">Un des jeux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8cm" svg:height="2.665cm" svg:x="14.8cm" svg:y="11.535cm">
          <text:p text:style-name="P1"><text:span text:style-name="T1">Saut</text:span></text:p>
          <text:p text:style-name="P1"><text:span text:style-name="T1">(touches </text:span></text:p>
          <text:p text:style-name="P1"><text:span text:style-name="T1">en inpu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4.3cm" svg:y1="9cm" svg:x2="4.3cm" svg:y2="9.8cm">
          <text:p/>
        </draw:line>
        <draw:custom-shape draw:style-name="gr2" draw:text-style-name="P3" draw:layer="layout" svg:width="3.7cm" svg:height="1.1cm" svg:x="2.5cm" svg:y="9.6cm">
          <text:p text:style-name="P1"><text:span text:style-name="T1">Jeu 3</text:span></text:p>
          <text:p text:style-name="P1"><text:span text:style-name="T1">biè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cm" svg:height="1.1cm" svg:x="16.8cm" svg:y="9.6cm">
          <text:p text:style-name="P1"><text:span text:style-name="T1">Jeu 1</text:span></text:p>
          <text:p text:style-name="P1"><text:span text:style-name="T1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cm" svg:height="1.1cm" svg:x="9.1cm" svg:y="9.6cm">
          <text:p text:style-name="P1"><text:span text:style-name="T1">Jeu 2</text:span></text:p>
          <text:p text:style-name="P1"><text:span text:style-name="T1">Recherche de tréso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9cm" svg:height="2.7cm" svg:x="19.7cm" svg:y="11.6cm">
          <text:p text:style-name="P1"><text:span text:style-name="T1">courir</text:span></text:p>
          <text:p text:style-name="P1"><text:span text:style-name="T1">(touches </text:span></text:p>
          <text:p text:style-name="P1"><text:span text:style-name="T1">en inpu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8.6cm" svg:y1="10.7cm" svg:x2="18.6cm" svg:y2="14.8cm">
          <text:p/>
        </draw:line>
        <draw:line draw:style-name="gr3" draw:text-style-name="P4" draw:layer="layout" svg:x1="17.6cm" svg:y1="12.9cm" svg:x2="19.7cm" svg:y2="12.9cm">
          <text:p/>
        </draw:line>
        <draw:custom-shape draw:style-name="gr8" draw:text-style-name="P6" draw:layer="layout" svg:width="3.8cm" svg:height="1.7cm" svg:x="16.8cm" svg:y="14.8cm">
          <text:p text:style-name="P1"><text:span text:style-name="T1">Atteindre la zone</text:span></text:p>
          <text:p text:style-name="P1"><text:span text:style-name="T1">D’arrivée sans toucher</text:span></text:p>
          <text:p text:style-name="P1"><text:span text:style-name="T1">d’obstacle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7cm" svg:height="2.557cm" svg:x="19.6cm" svg:y="17.3cm">
          <text:p text:style-name="P1"><text:span text:style-name="T1">Tro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7cm" svg:height="2.557cm" svg:x="14.9cm" svg:y="17.3cm">
          <text:p text:style-name="P1"><text:span text:style-name="T1">roch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7cm" svg:y1="16.5cm" svg:x2="18.7cm" svg:y2="18.7cm">
          <text:p/>
        </draw:line>
        <draw:line draw:style-name="gr3" draw:text-style-name="P4" draw:layer="layout" svg:x1="17.6cm" svg:y1="18.7cm" svg:x2="19.6cm" svg:y2="18.7cm">
          <text:p/>
        </draw:line>
        <draw:line draw:style-name="gr3" draw:text-style-name="P4" draw:layer="layout" svg:x1="12.8cm" svg:y1="10.1cm" svg:x2="16.8cm" svg:y2="10.1cm">
          <text:p/>
        </draw:line>
        <draw:line draw:style-name="gr3" draw:text-style-name="P4" draw:layer="layout" svg:x1="6.2cm" svg:y1="10.1cm" svg:x2="9.1cm" svg:y2="10.1cm">
          <text:p/>
        </draw:line>
        <draw:custom-shape draw:style-name="gr10" draw:text-style-name="P5" draw:layer="layout" svg:width="2.6cm" svg:height="2.42cm" svg:x="7cm" svg:y="11.78cm">
          <text:p text:style-name="P1"><text:span text:style-name="T1">Marche</text:span></text:p>
          <text:p text:style-name="P1"><text:span text:style-name="T1">(touches </text:span></text:p>
          <text:p text:style-name="P1"><text:span text:style-name="T1">en inpu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2.7cm" svg:height="2.365cm" svg:x="11.7cm" svg:y="11.8cm">
          <text:p text:style-name="P1"><text:span text:style-name="T1">ramasser</text:span></text:p>
          <text:p text:style-name="P1"><text:span text:style-name="T1">(touches E</text:span></text:p>
          <text:p text:style-name="P1"><text:span text:style-name="T1">en inpu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3.8cm" svg:height="1.7cm" svg:x="8.8cm" svg:y="14.5cm">
          <text:p text:style-name="P1"><text:span text:style-name="T1">Ramasser le bon trésor</text:span></text:p>
          <text:p text:style-name="P1"><text:span text:style-name="T1">En évitant les trésors </text:span></text:p>
          <text:p text:style-name="P1"><text:span text:style-name="T1">piegé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7cm" svg:height="2.557cm" svg:x="9.3cm" svg:y="17.3cm">
          <text:p text:style-name="P1"><text:span text:style-name="T1">Trésor pièg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8cm" svg:y1="10.7cm" svg:x2="10.8cm" svg:y2="14.5cm">
          <text:p/>
        </draw:line>
        <draw:line draw:style-name="gr3" draw:text-style-name="P4" draw:layer="layout" svg:x1="10.7cm" svg:y1="16.2cm" svg:x2="10.7cm" svg:y2="17.3cm">
          <text:p/>
        </draw:line>
        <draw:line draw:style-name="gr3" draw:text-style-name="P4" draw:layer="layout" svg:x1="9.6cm" svg:y1="13cm" svg:x2="11.7cm" svg:y2="13cm">
          <text:p/>
        </draw:line>
        <draw:line draw:style-name="gr3" draw:text-style-name="P4" draw:layer="layout" svg:x1="4.3cm" svg:y1="10.7cm" svg:x2="4.2cm" svg:y2="18.8cm">
          <text:p/>
        </draw:line>
        <draw:custom-shape draw:style-name="gr12" draw:text-style-name="P6" draw:layer="layout" svg:width="4.2cm" svg:height="1.7cm" svg:x="2cm" svg:y="15.1cm">
          <text:p text:style-name="P1"><text:span text:style-name="T1">Ramasser le plus de </text:span></text:p>
          <text:p text:style-name="P1"><text:span text:style-name="T1">bières possible en evitant</text:span></text:p>
          <text:p text:style-name="P1"><text:span text:style-name="T1">L’eau et favorisant le rhum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6cm" svg:height="2.42cm" svg:x="3cm" svg:y="11.88cm">
          <text:p text:style-name="P1"><text:span text:style-name="T1">Marche</text:span></text:p>
          <text:p text:style-name="P1"><text:span text:style-name="T1">Latéral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2.7cm" svg:height="2.557cm" svg:x="0.6cm" svg:y="17.543cm">
          <text:p text:style-name="P1"><text:span text:style-name="T1">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2.7cm" svg:height="2.557cm" svg:x="4.7cm" svg:y="17.5cm">
          <text:p text:style-name="P1"><text:span text:style-name="T1">Rh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3cm" svg:y1="18.8cm" svg:x2="4.7cm" svg:y2="18.8cm">
          <text:p/>
        </draw:line>
        <draw:custom-shape draw:style-name="gr14" draw:text-style-name="P9" draw:layer="layout" svg:width="2.8cm" svg:height="2.665cm" svg:x="25.7cm" svg:y="1.1cm">
          <text:p text:style-name="P1"><text:span text:style-name="T1">Musiqu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6.6cm" svg:y1="1.8cm" svg:x2="26.4cm" svg:y2="1.8cm">
          <text:p/>
        </draw:line>
        <draw:line draw:style-name="gr3" draw:text-style-name="P4" draw:layer="layout" svg:x1="27.1cm" svg:y1="3.7cm" svg:x2="27.1cm" svg:y2="9cm">
          <text:p/>
        </draw:line>
        <draw:line draw:style-name="gr3" draw:text-style-name="P4" draw:layer="layout" svg:x1="4.3cm" svg:y1="9cm" svg:x2="27.1cm" svg:y2="9cm">
          <text:p/>
        </draw:line>
        <draw:line draw:style-name="gr3" draw:text-style-name="P4" draw:layer="layout" svg:x1="10.8cm" svg:y1="9cm" svg:x2="10.8cm" svg:y2="9.6cm">
          <text:p/>
        </draw:line>
        <draw:line draw:style-name="gr3" draw:text-style-name="P10" draw:layer="layout" svg:x1="14.4cm" svg:y1="5.4cm" svg:x2="14.4cm" svg:y2="9cm">
          <text:p/>
        </draw:line>
        <draw:line draw:style-name="gr3" draw:text-style-name="P4" draw:layer="layout" svg:x1="12.4cm" svg:y1="5.4cm" svg:x2="14.4cm" svg:y2="5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6T15:24:02.844000000</meta:creation-date>
    <dc:date>2020-05-29T01:25:32.562000000</dc:date>
    <meta:editing-duration>PT10H19M53S</meta:editing-duration>
    <meta:editing-cycles>6</meta:editing-cycles>
    <meta:generator>LibreOffice/6.4.2.2$Windows_X86_64 LibreOffice_project/4e471d8c02c9c90f512f7f9ead8875b57fcb1ec3</meta:generator>
    <meta:document-statistic meta:object-count="46"/>
  </office:meta>
</office:document-meta>
</file>